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12cm"/>
    </style:style>
    <style:style style:name="co2" style:family="table-column">
      <style:table-column-properties fo:break-before="auto" style:column-width="7.038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8.865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ff0000" style:font-name="Arial Black" fo:font-size="12pt" style:font-name-asian="Arial Black" style:font-size-asian="12pt" style:font-name-complex="Arial Black" style:font-size-complex="12pt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0">
      <style:text-properties style:text-underline-style="none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default-cell-style-name="ce1"/>
        <table:table-row table:style-name="ro1"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Données</text:p>
          </table:table-cell>
          <table:table-cell/>
          <table:table-cell table:style-name="ce4" office:value-type="string" calcext:value-type="string">
            <text:p>Type de données</text:p>
          </table:table-cell>
          <table:table-cell table:style-name="ce4" office:value-type="string" calcext:value-type="string">
            <text:p>Lim. car.</text:p>
          </table:table-cell>
          <table:table-cell table:style-name="ce4" office:value-type="string" calcext:value-type="string">
            <text:p>Contrain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te</text:p>
          </table:table-cell>
          <table:table-cell office:value-type="string" calcext:value-type="string">
            <text:p>e_mail_compte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mails associés à un compte sont tous unique | <text:s/>check (Email LIKE "%@%")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te</text:p>
          </table:table-cell>
          <table:table-cell office:value-type="string" calcext:value-type="string">
            <text:p>mp_compte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string" calcext:value-type="string">
            <text:p>compte</text:p>
          </table:table-cell>
          <table:table-cell office:value-type="string" calcext:value-type="string">
            <text:p>nom_du compte 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m du compte uni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te</text:p>
          </table:table-cell>
          <table:table-cell table:style-name="ce2" office:value-type="string" calcext:value-type="string">
            <text:p>id_comp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il_client</text:p>
          </table:table-cell>
          <table:table-cell table:style-name="ce2" office:value-type="string" calcext:value-type="string">
            <text:p>id_profil_cli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adresse_c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prenom_c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nom_c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date_naissance_c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CHECK date_part('year',age(CURRENT_DATE,date_naissance_c)) &lt; 120 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telephone_c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actere <text:s/>numérique seul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adresse_mail_c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ck (Email LIKE "%@%")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fil_client</text:p>
          </table:table-cell>
          <table:table-cell office:value-type="string" calcext:value-type="string">
            <text:p>#id_comp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ient_camping</text:p>
          </table:table-cell>
          <table:table-cell table:style-name="ce2" office:value-type="string" calcext:value-type="string">
            <text:p>#id_profil_cli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camping</text:p>
          </table:table-cell>
          <table:table-cell table:style-name="ce2" office:value-type="string" calcext:value-type="string">
            <text:p>#id_reservation 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camping</text:p>
          </table:table-cell>
          <table:table-cell office:value-type="string" calcext:value-type="string">
            <text:p>est_responsabl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0 or 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est_responsable = 1 <text:s text:c="2"/>CHECK de profil_client date_part('year',age(CURRENT_DATE,date_naissance_c)) ≥ 18 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table:style-name="ce2" office:value-type="string" calcext:value-type="string">
            <text:p>id_reserv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s_est_present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 or 1</text:p>
          </table:table-cell>
          <table:table-cell office:value-type="string" calcext:value-type="string">
            <text:p>1 si s'est présenté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date_deb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_deb &gt; date_actuelle + 1 semaine <text:s/>et date ≤ date actuelle +1 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date_f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_fin <text:s/>≥ date_deb+1 jour <text:s text:c="2"/>3 mois maxim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nbr_places_parking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5 ma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nbr_pers_reserv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0 ma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demi_pens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 or 1</text:p>
          </table:table-cell>
          <table:table-cell office:value-type="string" calcext:value-type="string">
            <text:p>1 si demi pensionnaire un menu si dîner et repas sur pla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#id_comp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</text:p>
          </table:table-cell>
          <table:table-cell office:value-type="string" calcext:value-type="string">
            <text:p>#id_emplac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mplacement</text:p>
          </table:table-cell>
          <table:table-cell table:style-name="ce2" office:value-type="string" calcext:value-type="string">
            <text:p>id_emplac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placement</text:p>
          </table:table-cell>
          <table:table-cell office:value-type="string" calcext:value-type="string">
            <text:p>#type_emplacement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 "tente","mobilhome","caravane",etc }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ype_emplacement</text:p>
          </table:table-cell>
          <table:table-cell table:style-name="ce2" office:value-type="string" calcext:value-type="string">
            <text:p>type_emplacement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 "tente","mobilhome","caravane",etc 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_emplacement</text:p>
          </table:table-cell>
          <table:table-cell office:value-type="string" calcext:value-type="string">
            <text:p>capacite_max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joré à 10 personnes et minorés à 3 personn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_emplacement</text:p>
          </table:table-cell>
          <table:table-cell office:value-type="string" calcext:value-type="string">
            <text:p>prix_1j_1pers_emp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taurant</text:p>
          </table:table-cell>
          <table:table-cell table:style-name="ce2" office:value-type="string" calcext:value-type="string">
            <text:p>id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places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demi_pens_pris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 or 1</text:p>
          </table:table-cell>
          <table:table-cell office:value-type="string" calcext:value-type="string">
            <text:p>1 si le restaurant prend en compte la demi-pension rep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prix_livraison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-1 si le restaurant ne livre p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nbr_sur_place</text:p>
          </table:table-cell>
          <table:table-cell/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incrémenté par le nb_pers_pres lors de la creation d’une note décrémentée lorsque la date d’émission est insérée dans la table note et vérifie la capacité max du restauran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oisson</text:p>
          </table:table-cell>
          <table:table-cell table:style-name="ce2" office:value-type="string" calcext:value-type="string">
            <text:p>ref_boiss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isson</text:p>
          </table:table-cell>
          <table:table-cell office:value-type="string" calcext:value-type="string">
            <text:p>nom_boiss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isson</text:p>
          </table:table-cell>
          <table:table-cell office:value-type="string" calcext:value-type="string">
            <text:p>alcoolis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 or 1</text:p>
          </table:table-cell>
          <table:table-cell office:value-type="string" calcext:value-type="string">
            <text:p><text:s/>Dans la note si et seulement si type_repas = ‘surplace’ et accompagné d’un plat ou men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isson</text:p>
          </table:table-cell>
          <table:table-cell office:value-type="string" calcext:value-type="string">
            <text:p>prix_boisson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isson</text:p>
          </table:table-cell>
          <table:table-cell table:style-name="ce8" office:value-type="string" calcext:value-type="string">
            <text:p>#id_restaurant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boisson_servi</text:p>
          </table:table-cell>
          <table:table-cell table:style-name="ce8" office:value-type="string" calcext:value-type="string">
            <text:p>#id_restaur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sson_servi</text:p>
          </table:table-cell>
          <table:table-cell table:style-name="ce8" office:value-type="string" calcext:value-type="string">
            <text:p>#ref_boiss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lat</text:p>
          </table:table-cell>
          <table:table-cell table:style-name="ce2" office:value-type="string" calcext:value-type="string">
            <text:p>ref_pla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nom_plat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prix_pla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#id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servi_pour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b’,’bs’,’l’,’ls’,’d’,’ds’,’bld’,’blds’,ld’,’lds’} b = petit-déjeuner, l = déjeuner, d = dîner s =surplace uniquement } définis par heures <text:s text:c="3"/>b : 6h-11h <text:s/>l : 11h-15h d : 18h-22h → horaires fixées pour les livrais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type_plat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entree’,’plat’,’dessert’}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nu</text:p>
          </table:table-cell>
          <table:table-cell table:style-name="ce2" office:value-type="string" calcext:value-type="string">
            <text:p>id_menu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nom_menu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prix_menu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si demi_pens = 1 and demi_pens_prise = 1 and qte menu(de la note en tout) &lt; nb_pers_pres and <text:s/>type_repas =’d’ =&gt; prix_menu = 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servi_pour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b’,’bs’,’l’,’ls’,’d’,’ds’,’bld’,’blds’,ld’,’lds’} b = petit-déjeuner, l = déjeuner, d = dîner s =surplace uniquement } définis par heures <text:s text:c="3"/>b : 6h-11h <text:s/>l : 11h30 -15h d : 18h-22h → horaires fixées pour les livrais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#id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type_menu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 ‘epd’,’pd’,’ep’,’pb’,’pbd’} <text:s/>e=entree p =plat principal d =dessert <text:s/>b=avec boisson <text:s text:c="5"/>pb et pbd pour snack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enu_menu_boisson</text:p>
          </table:table-cell>
          <table:table-cell table:style-name="ce2" office:value-type="string" calcext:value-type="string">
            <text:p>#id_menu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menu_boisson</text:p>
          </table:table-cell>
          <table:table-cell table:style-name="ce2" office:value-type="string" calcext:value-type="string">
            <text:p>#ref_boiss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enu_menu_plat</text:p>
          </table:table-cell>
          <table:table-cell table:style-name="ce2" office:value-type="string" calcext:value-type="string">
            <text:p>#id_menu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menu_plat</text:p>
          </table:table-cell>
          <table:table-cell table:style-name="ce2" office:value-type="string" calcext:value-type="string">
            <text:p>#ref_pla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enu_note_plat</text:p>
          </table:table-cell>
          <table:table-cell table:style-name="ce2" office:value-type="string" calcext:value-type="string">
            <text:p>#id_no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plat</text:p>
          </table:table-cell>
          <table:table-cell table:style-name="ce2" office:value-type="string" calcext:value-type="string">
            <text:p>#ref_pla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plat</text:p>
          </table:table-cell>
          <table:table-cell office:value-type="string" calcext:value-type="string">
            <text:p>qte_pla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enu_note_menu</text:p>
          </table:table-cell>
          <table:table-cell table:style-name="ce2" office:value-type="string" calcext:value-type="string">
            <text:p>#id_no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menu</text:p>
          </table:table-cell>
          <table:table-cell table:style-name="ce2" office:value-type="string" calcext:value-type="string">
            <text:p>#id_menu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menu</text:p>
          </table:table-cell>
          <table:table-cell office:value-type="string" calcext:value-type="string">
            <text:p>qte_menu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enu_note_boisson</text:p>
          </table:table-cell>
          <table:table-cell table:style-name="ce2" office:value-type="string" calcext:value-type="string">
            <text:p>#id_no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boisson</text:p>
          </table:table-cell>
          <table:table-cell table:style-name="ce2" office:value-type="string" calcext:value-type="string">
            <text:p>#ref_boiss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u_note_boisson</text:p>
          </table:table-cell>
          <table:table-cell office:value-type="string" calcext:value-type="string">
            <text:p>qte_boiss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</text:p>
          </table:table-cell>
          <table:table-cell table:style-name="ce2" office:value-type="string" calcext:value-type="string">
            <text:p>id_no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prix_TTC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type_repas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b’,’l’,’d’,’liv’} b= breakfast l= lunch <text:s/>d=dinner <text:s/>liv =livraison b,l,d <text:s/>par défaut b,l,d =&gt; repas sur pla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date_em_no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nbr_pers_pres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0 max <text:s text:c="10"/>0 si livrais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heure_darrivee</text:p>
          </table:table-cell>
          <table:table-cell/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#id_reserv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#id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ervation_restaurant</text:p>
          </table:table-cell>
          <table:table-cell table:style-name="ce2" office:value-type="string" calcext:value-type="string">
            <text:p>id_reservation_restauran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ors de la création <text:s/>d’une réservation restaurant vérifie le nb de personne présentes restaurant + nb_pers_r_rest &lt; places_restau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_restaurant</text:p>
          </table:table-cell>
          <table:table-cell office:value-type="string" calcext:value-type="string">
            <text:p>nbr_pers_r_rest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0 ma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rvation_restaurant</text:p>
          </table:table-cell>
          <table:table-cell office:value-type="string" calcext:value-type="string">
            <text:p>date_r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compris dans la durée du séjo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rvation_restaurant</text:p>
          </table:table-cell>
          <table:table-cell office:value-type="string" calcext:value-type="string">
            <text:p>heure_r</text:p>
          </table:table-cell>
          <table:table-cell/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restaurant</text:p>
          </table:table-cell>
          <table:table-cell office:value-type="string" calcext:value-type="string">
            <text:p>#id_reserv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restaurant</text:p>
          </table:table-cell>
          <table:table-cell office:value-type="string" calcext:value-type="string">
            <text:p>#id_restaura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oix_act</text:p>
          </table:table-cell>
          <table:table-cell table:style-name="ce2" office:value-type="string" calcext:value-type="string">
            <text:p>id_fact_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oix_act</text:p>
          </table:table-cell>
          <table:table-cell office:value-type="string" calcext:value-type="string">
            <text:p>date_em_ac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ix_act</text:p>
          </table:table-cell>
          <table:table-cell office:value-type="string" calcext:value-type="string">
            <text:p>nbr_pers-act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1 ma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ix_act</text:p>
          </table:table-cell>
          <table:table-cell office:value-type="string" calcext:value-type="string">
            <text:p>#id_reserv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oix_act</text:p>
          </table:table-cell>
          <table:table-cell office:value-type="string" calcext:value-type="string">
            <text:p>#id_activi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tivite</text:p>
          </table:table-cell>
          <table:table-cell table:style-name="ce2" office:value-type="string" calcext:value-type="string">
            <text:p>id_activi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tivite</text:p>
          </table:table-cell>
          <table:table-cell office:value-type="string" calcext:value-type="string">
            <text:p>nom_act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tivite</text:p>
          </table:table-cell>
          <table:table-cell office:value-type="string" calcext:value-type="string">
            <text:p>duree_act_h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tivite</text:p>
          </table:table-cell>
          <table:table-cell office:value-type="string" calcext:value-type="string">
            <text:p>prix_1pers__ac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imateur</text:p>
          </table:table-cell>
          <table:table-cell table:style-name="ce2" office:value-type="string" calcext:value-type="string">
            <text:p>id_animateu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mateur</text:p>
          </table:table-cell>
          <table:table-cell office:value-type="string" calcext:value-type="string">
            <text:p>salaire_horair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mateur</text:p>
          </table:table-cell>
          <table:table-cell office:value-type="string" calcext:value-type="string">
            <text:p>nom_a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imateur</text:p>
          </table:table-cell>
          <table:table-cell office:value-type="string" calcext:value-type="string">
            <text:p>prenom_a</text:p>
          </table:table-cell>
          <table:table-cell/>
          <table:table-cell office:value-type="string" calcext:value-type="string">
            <text:p>var_char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ncadrement</text:p>
          </table:table-cell>
          <table:table-cell table:style-name="ce2" office:value-type="string" calcext:value-type="string">
            <text:p>#id_animateu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cadrement</text:p>
          </table:table-cell>
          <table:table-cell table:style-name="ce2" office:value-type="string" calcext:value-type="string">
            <text:p>#id_activi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participant</text:p>
          </table:table-cell>
          <table:table-cell table:style-name="ce2" office:value-type="string" calcext:value-type="string">
            <text:p>#id_profil_clien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our l’inscription check si <text:s/>s_est_presente = 1 and nb_participants &lt; capacite_max_tournoi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participant</text:p>
          </table:table-cell>
          <table:table-cell table:style-name="ce2" office:value-type="string" calcext:value-type="string">
            <text:p>#id_tournoi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icipant</text:p>
          </table:table-cell>
          <table:table-cell office:value-type="string" calcext:value-type="string">
            <text:p>resultat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<text:span text:style-name="T1">{1</text:span><text:span text:style-name="T2">er</text:span><text:span text:style-name="T1">,2eme, 3eme,PAC,Perdant}</text:span>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tournoi</text:p>
          </table:table-cell>
          <table:table-cell table:style-name="ce2" office:value-type="string" calcext:value-type="string">
            <text:p>id_tournoi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noi</text:p>
          </table:table-cell>
          <table:table-cell office:value-type="string" calcext:value-type="string">
            <text:p>nbr_participants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noi</text:p>
          </table:table-cell>
          <table:table-cell office:value-type="string" calcext:value-type="string">
            <text:p>date_tournoi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noi</text:p>
          </table:table-cell>
          <table:table-cell office:value-type="string" calcext:value-type="string">
            <text:p>heure_tournoi</text:p>
          </table:table-cell>
          <table:table-cell/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noi</text:p>
          </table:table-cell>
          <table:table-cell office:value-type="string" calcext:value-type="string">
            <text:p>#type_tournoi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Tennis’,’Pétanque’, ‘Beach-Volley’,etc}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ype_tournoi</text:p>
          </table:table-cell>
          <table:table-cell table:style-name="ce2" office:value-type="string" calcext:value-type="string">
            <text:p>type_tournoi</text:p>
          </table:table-cell>
          <table:table-cell/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{‘Tennis’,’Pétanque’, ‘Beach-Volley’,etc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e_tournoi</text:p>
          </table:table-cell>
          <table:table-cell office:value-type="string" calcext:value-type="string">
            <text:p>capacite_max_tournoi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ype_tournoi</text:p>
          </table:table-cell>
          <table:table-cell office:value-type="string" calcext:value-type="string">
            <text:p>nbr_requis_participant ?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adresse_c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prenom_c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nom_c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date_naissance_c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telephone_c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adresse_mail_c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id_comp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id_profil_cli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date_deb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date_fin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a_annul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ent_historique</text:p>
          </table:table-cell>
          <table:table-cell office:value-type="string" calcext:value-type="string">
            <text:p>s_est_presen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ervation_historique</text:p>
          </table:table-cell>
          <table:table-cell table:style-name="ce8" office:value-type="string" calcext:value-type="string">
            <text:p>id_reserv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s_est_presen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date_deb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date_fin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nbr_places_parking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nbr_pers_reserv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demi_pens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id_compt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id_emplac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e_mail_compte</text:p>
          </table:table-cell>
          <table:table-cell/>
          <table:table-cell office:value-type="string" calcext:value-type="string">
            <text:p>var_ch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revenu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ervation_historique</text:p>
          </table:table-cell>
          <table:table-cell office:value-type="string" calcext:value-type="string">
            <text:p>a_annul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14:29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tom</meta:initial-creator>
    <meta:creation-date>2020-11-16T15:30:54Z</meta:creation-date>
    <dc:date>2020-11-21T17:16:42.242000000</dc:date>
    <meta:editing-cycles>18</meta:editing-cycles>
    <meta:editing-duration>PT19H5M45S</meta:editing-duration>
    <meta:document-statistic meta:table-count="1" meta:cell-count="445" meta:object-count="0"/>
    <meta:user-defined meta:name="AppVersion">16.0300</meta:user-defined>
    <meta:user-defined meta:name="ContentTypeId">0x01010072C42932908CA64A9569797A8B9A49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